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N.º Edificio</text:p>
          </table:table-cell>
          <table:table-cell office:value-type="string" calcext:value-type="string">
            <text:p>Facultad</text:p>
          </table:table-cell>
          <table:table-cell office:value-type="string" calcext:value-type="string">
            <text:p>Aula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2.10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7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10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3.11</text:p>
          </table:table-cell>
        </table:table-row>
        <table:table-row table:style-name="ro1">
          <table:table-cell/>
          <table:table-cell office:value-type="string" calcext:value-type="string">
            <text:p>Calle Periodista Rafael Gómez Mont, 74, 18014 Granada, Españ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S De Ingeniería Informática y de Telecomunicación</text:p>
          </table:table-cell>
          <table:table-cell office:value-type="string" calcext:value-type="string">
            <text:p>Bibliotec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ATD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S-200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LAB. Química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LAB.Físic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Aula informática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Aula tecnología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string" calcext:value-type="string">
            <text:p>Aula de Ed. Artística</text:p>
          </table:table-cell>
        </table:table-row>
        <table:table-row table:style-name="ro1">
          <table:table-cell/>
          <table:table-cell office:value-type="string" calcext:value-type="string">
            <text:p>Gorgoritos, música arte y educación, Facultad de Ciencias de la Educación, 18011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lario</text:p>
          </table:table-cell>
          <table:table-cell office:value-type="string" calcext:value-type="string">
            <text:p>FACULTAD CIENCIAS DE LA EDUCACIÓ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aA1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Librería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Secretaría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Entreplant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Entreplant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Entreplant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Entreplant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Entreplant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string" calcext:value-type="string">
            <text:p>Entreplanta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I1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I2</text:p>
          </table:table-cell>
        </table:table-row>
        <table:table-row table:style-name="ro1">
          <table:table-cell/>
          <table:table-cell office:value-type="string" calcext:value-type="string">
            <text:p>Campo del Príncipe, 18009 Granada, Españ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TS de Arquitectura</text:p>
          </table:table-cell>
          <table:table-cell office:value-type="string" calcext:value-type="string">
            <text:p>T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9:33:42.230645881</meta:creation-date>
    <dc:date>2018-12-17T22:32:22.259268868</dc:date>
    <meta:editing-duration>PT2H25M54S</meta:editing-duration>
    <meta:editing-cycles>4</meta:editing-cycles>
    <meta:generator>LibreOffice/6.0.6.2$Linux_X86_64 LibreOffice_project/00m0$Build-2</meta:generator>
    <meta:document-statistic meta:table-count="1" meta:cell-count="471" meta:object-count="0"/>
  </office:meta>
</office:document-meta>
</file>